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91mm"/>
    </style:style>
    <style:style style:name="co3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AVERAGE([.C2];[.D3];[.E2])" office:value-type="float" office:value="28.1888888888889" calcext:value-type="float">
            <text:p>28.1888888888889</text:p>
          </table:table-cell>
          <table:table-cell table:formula="of:=AVERAGE([.C2];[.E4];[.G2])" office:value-type="float" office:value="37.65" calcext:value-type="float">
            <text:p>37.65</text:p>
          </table:table-cell>
          <table:table-cell table:formula="of:=AVERAGE([.E2];[.F3];[.G2])" office:value-type="float" office:value="45.9383333333333" calcext:value-type="float">
            <text:p>45.9383333333333</text:p>
          </table:table-cell>
          <table:table-cell table:formula="of:=AVERAGE([.K2];[.G6];[.C2];)" office:value-type="float" office:value="49.75" calcext:value-type="float">
            <text:p>49.75</text:p>
          </table:table-cell>
          <table:table-cell table:formula="of:=AVERAGE([.G2];[.H3];[.I2])" office:value-type="float" office:value="58.2494444444444" calcext:value-type="float">
            <text:p>58.2494444444444</text:p>
          </table:table-cell>
          <table:table-cell table:formula="of:=AVERAGE([.G2];[.I4];[.K2])" office:value-type="float" office:value="63.3666666666667" calcext:value-type="float">
            <text:p>63.3666666666667</text:p>
          </table:table-cell>
          <table:table-cell table:formula="of:=AVERAGE([.I2];[.J3];[.K2])" office:value-type="float" office:value="67.8583333333333" calcext:value-type="float">
            <text:p>67.858333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C2];[.C4];[.D3])" office:value-type="float" office:value="32.5777777777778" calcext:value-type="float">
            <text:p>32.5777777777778</text:p>
          </table:table-cell>
          <table:table-cell table:formula="of:=AVERAGE([.C2];[.E2];[.E4];[.C4])" office:value-type="float" office:value="37.9166666666667" calcext:value-type="float">
            <text:p>37.9166666666667</text:p>
          </table:table-cell>
          <table:table-cell table:formula="of:=AVERAGE([.E2];[.D3];[.E4];[.F3])" office:value-type="float" office:value="45.0454166666667" calcext:value-type="float">
            <text:p>45.0454166666667</text:p>
          </table:table-cell>
          <table:table-cell table:formula="of:=AVERAGE([.E2];[.G2];[.G4];[.E4])" office:value-type="float" office:value="50.415" calcext:value-type="float">
            <text:p>50.415</text:p>
          </table:table-cell>
          <table:table-cell table:formula="of:=AVERAGE([.G2];[.F3];[.G4];[.H3])" office:value-type="float" office:value="55.4641666666667" calcext:value-type="float">
            <text:p>55.4641666666667</text:p>
          </table:table-cell>
          <table:table-cell table:formula="of:=AVERAGE([.G2];[.I2];[.I4];[.G4])" office:value-type="float" office:value="61.6316666666667" calcext:value-type="float">
            <text:p>61.6316666666667</text:p>
          </table:table-cell>
          <table:table-cell table:formula="of:=AVERAGE([.I2];[.H3];[.I4];[.J3])" office:value-type="float" office:value="67.8891666666667" calcext:value-type="float">
            <text:p>67.8891666666667</text:p>
          </table:table-cell>
          <table:table-cell table:formula="of:=AVERAGE([.I2];[.K2];[.K4];[.I4])" office:value-type="float" office:value="73.2083333333333" calcext:value-type="float">
            <text:p>73.2083333333333</text:p>
          </table:table-cell>
          <table:table-cell table:formula="of:=AVERAGE([.K2];[.J3];[.K4])" office:value-type="float" office:value="76.4416666666667" calcext:value-type="float">
            <text:p>76.441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C2];[.E4];[.C6])" office:value-type="float" office:value="50.8166666666667" calcext:value-type="float">
            <text:p>50.8166666666667</text:p>
          </table:table-cell>
          <table:table-cell table:formula="of:=AVERAGE([.D3];[.C4];[.D5];[.E4])" office:value-type="float" office:value="52.635625" calcext:value-type="float">
            <text:p>52.635625</text:p>
          </table:table-cell>
          <table:table-cell table:formula="of:=AVERAGE([.C2];[.G2];[.G6];[.C6];)" office:value-type="float" office:value="54.2" calcext:value-type="float">
            <text:p>54.2</text:p>
          </table:table-cell>
          <table:table-cell table:formula="of:=AVERAGE([.F3];[.E4];[.F5];[.G4])" office:value-type="float" office:value="60.758125" calcext:value-type="float">
            <text:p>60.758125</text:p>
          </table:table-cell>
          <table:table-cell table:formula="of:=AVERAGE([.G2];[.I4];[.G6];[.E4];)" office:value-type="float" office:value="60.06" calcext:value-type="float">
            <text:p>60.06</text:p>
          </table:table-cell>
          <table:table-cell table:formula="of:=AVERAGE([.H3];[.G4];[.H5];[.I4])" office:value-type="float" office:value="70.2672916666667" calcext:value-type="float">
            <text:p>70.2672916666667</text:p>
          </table:table-cell>
          <table:table-cell table:formula="of:=AVERAGE([.G2];[.K2];[.K6];[.G6];)" office:value-type="float" office:value="73.35" calcext:value-type="float">
            <text:p>73.35</text:p>
          </table:table-cell>
          <table:table-cell table:formula="of:=AVERAGE([.J3];[.I4];[.J5];[.K4])" office:value-type="float" office:value="82.4916666666667" calcext:value-type="float">
            <text:p>82.4916666666667</text:p>
          </table:table-cell>
          <table:table-cell table:formula="of:=AVERAGE([.K2];[.I4];[.K6])" office:value-type="float" office:value="89.1166666666667" calcext:value-type="float">
            <text:p>89.11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C4];[.C6];[.D5])" office:value-type="float" office:value="69.2252777777778" calcext:value-type="float">
            <text:p>69.2252777777778</text:p>
          </table:table-cell>
          <table:table-cell table:formula="of:=AVERAGE([.C4];[.E4];[.E6];[.C6])" office:value-type="float" office:value="67.6091666666667" calcext:value-type="float">
            <text:p>67.6091666666667</text:p>
          </table:table-cell>
          <table:table-cell table:formula="of:=AVERAGE([.E4];[.D5];[.E6];[.F5])" office:value-type="float" office:value="69.0841666666667" calcext:value-type="float">
            <text:p>69.0841666666667</text:p>
          </table:table-cell>
          <table:table-cell table:formula="of:=AVERAGE([.E4];[.G4];[.G6];[.E6])" office:value-type="float" office:value="78.3575" calcext:value-type="float">
            <text:p>78.3575</text:p>
          </table:table-cell>
          <table:table-cell table:formula="of:=AVERAGE([.G4];[.F5];[.G6];[.H5])" office:value-type="float" office:value="86.86125" calcext:value-type="float">
            <text:p>86.86125</text:p>
          </table:table-cell>
          <table:table-cell table:formula="of:=AVERAGE([.G4];[.I4];[.I6];[.G6])" office:value-type="float" office:value="86.0275" calcext:value-type="float">
            <text:p>86.0275</text:p>
          </table:table-cell>
          <table:table-cell table:formula="of:=AVERAGE([.I4];[.H5];[.I6];[.J5])" office:value-type="float" office:value="85.3422916666667" calcext:value-type="float">
            <text:p>85.3422916666667</text:p>
          </table:table-cell>
          <table:table-cell table:formula="of:=AVERAGE([.I4];[.K4];[.K6];[.I6])" office:value-type="float" office:value="94.2916666666667" calcext:value-type="float">
            <text:p>94.2916666666667</text:p>
          </table:table-cell>
          <table:table-cell table:formula="of:=AVERAGE([.K4];[.J5];[.K6])" office:value-type="float" office:value="103.469444444444" calcext:value-type="float">
            <text:p>103.469444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];[.G6];[.C10];)" office:value-type="float" office:value="89.25" calcext:value-type="float">
            <text:p>89.25</text:p>
          </table:table-cell>
          <table:table-cell table:formula="of:=AVERAGE([.D5];[.C6];[.D7];[.E6])" office:value-type="float" office:value="84.67625" calcext:value-type="float">
            <text:p>84.67625</text:p>
          </table:table-cell>
          <table:table-cell table:formula="of:=AVERAGE([.E4];[.G6];[.E8];[.C6];)" office:value-type="float" office:value="76.17" calcext:value-type="float">
            <text:p>76.17</text:p>
          </table:table-cell>
          <table:table-cell table:formula="of:=AVERAGE([.F5];[.E6];[.F7];[.G6])" office:value-type="float" office:value="95.07125" calcext:value-type="float">
            <text:p>95.07125</text:p>
          </table:table-cell>
          <table:table-cell table:formula="of:=AVERAGE([.C2];[.K2];[.C10];[.K10])" office:value-type="float" office:value="123" calcext:value-type="float">
            <text:p>123</text:p>
          </table:table-cell>
          <table:table-cell table:formula="of:=AVERAGE([.H5];[.G6];[.H7];[.I6])" office:value-type="float" office:value="100.63875" calcext:value-type="float">
            <text:p>100.63875</text:p>
          </table:table-cell>
          <table:table-cell table:formula="of:=AVERAGE([.I4];[.K6];[.I8];[.G6];)" office:value-type="float" office:value="87.7" calcext:value-type="float">
            <text:p>87.7</text:p>
          </table:table-cell>
          <table:table-cell table:formula="of:=AVERAGE([.J5];[.I6];[.J7];[.K6])" office:value-type="float" office:value="106.8875" calcext:value-type="float">
            <text:p>106.8875</text:p>
          </table:table-cell>
          <table:table-cell table:formula="of:=AVERAGE([.K2];[.G6];[.K10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C6];[.C8];[.D7])" office:value-type="float" office:value="112.603055555556" calcext:value-type="float">
            <text:p>112.603055555556</text:p>
          </table:table-cell>
          <table:table-cell table:formula="of:=AVERAGE([.C6];[.E6];[.E8];[.C8])" office:value-type="float" office:value="105.675833333333" calcext:value-type="float">
            <text:p>105.675833333333</text:p>
          </table:table-cell>
          <table:table-cell table:formula="of:=AVERAGE([.E6];[.D7];[.E8];[.F7])" office:value-type="float" office:value="99.7508333333333" calcext:value-type="float">
            <text:p>99.7508333333333</text:p>
          </table:table-cell>
          <table:table-cell table:formula="of:=AVERAGE([.E6];[.G6];[.G8];[.E8])" office:value-type="float" office:value="102.7575" calcext:value-type="float">
            <text:p>102.7575</text:p>
          </table:table-cell>
          <table:table-cell table:formula="of:=AVERAGE([.G6];[.F7];[.G8];[.H7])" office:value-type="float" office:value="107.26125" calcext:value-type="float">
            <text:p>107.26125</text:p>
          </table:table-cell>
          <table:table-cell table:formula="of:=AVERAGE([.G6];[.I6];[.I8];[.G8])" office:value-type="float" office:value="105.8275" calcext:value-type="float">
            <text:p>105.8275</text:p>
          </table:table-cell>
          <table:table-cell table:formula="of:=AVERAGE([.I6];[.H7];[.I8];[.J7])" office:value-type="float" office:value="106.808958333333" calcext:value-type="float">
            <text:p>106.808958333333</text:p>
          </table:table-cell>
          <table:table-cell table:formula="of:=AVERAGE([.I6];[.K6];[.K8];[.I8])" office:value-type="float" office:value="118.558333333333" calcext:value-type="float">
            <text:p>118.558333333333</text:p>
          </table:table-cell>
          <table:table-cell table:formula="of:=AVERAGE([.K6];[.J7];[.K8])" office:value-type="float" office:value="129.980555555556" calcext:value-type="float">
            <text:p>129.980555555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C6];[.E8];[.C10])" office:value-type="float" office:value="142.883333333333" calcext:value-type="float">
            <text:p>142.883333333333</text:p>
          </table:table-cell>
          <table:table-cell table:formula="of:=AVERAGE([.D7];[.C8];[.D9];[.E8])" office:value-type="float" office:value="130.760625" calcext:value-type="float">
            <text:p>130.760625</text:p>
          </table:table-cell>
          <table:table-cell table:formula="of:=AVERAGE([.C6];[.G6];[.G10];[.C10];)" office:value-type="float" office:value="114.4" calcext:value-type="float">
            <text:p>114.4</text:p>
          </table:table-cell>
          <table:table-cell table:formula="of:=AVERAGE([.F7];[.E8];[.F9];[.G8])" office:value-type="float" office:value="110.195625" calcext:value-type="float">
            <text:p>110.195625</text:p>
          </table:table-cell>
          <table:table-cell table:formula="of:=AVERAGE([.G6];[.I8];[.G10];[.E8];)" office:value-type="float" office:value="97.46" calcext:value-type="float">
            <text:p>97.46</text:p>
          </table:table-cell>
          <table:table-cell table:formula="of:=AVERAGE([.H7];[.G8];[.H9];[.I8])" office:value-type="float" office:value="110.504791666667" calcext:value-type="float">
            <text:p>110.504791666667</text:p>
          </table:table-cell>
          <table:table-cell table:formula="of:=AVERAGE([.G6];[.K6];[.K10];[.G10];)" office:value-type="float" office:value="115.15" calcext:value-type="float">
            <text:p>115.15</text:p>
          </table:table-cell>
          <table:table-cell table:formula="of:=AVERAGE([.J7];[.I8];[.J9];[.K8])" office:value-type="float" office:value="131.866666666667" calcext:value-type="float">
            <text:p>131.866666666667</text:p>
          </table:table-cell>
          <table:table-cell table:formula="of:=AVERAGE([.K6];[.I8];[.K10])" office:value-type="float" office:value="144.383333333333" calcext:value-type="float">
            <text:p>144.3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C8];[.C10];[.D9])" office:value-type="float" office:value="175.988888888889" calcext:value-type="float">
            <text:p>175.988888888889</text:p>
          </table:table-cell>
          <table:table-cell table:formula="of:=AVERAGE([.C8];[.E8];[.E10];[.C10])" office:value-type="float" office:value="160.083333333333" calcext:value-type="float">
            <text:p>160.083333333333</text:p>
          </table:table-cell>
          <table:table-cell table:formula="of:=AVERAGE([.E8];[.D9];[.E10];[.F9])" office:value-type="float" office:value="139.674583333333" calcext:value-type="float">
            <text:p>139.674583333333</text:p>
          </table:table-cell>
          <table:table-cell table:formula="of:=AVERAGE([.E8];[.G8];[.G10];[.E10])" office:value-type="float" office:value="126.165" calcext:value-type="float">
            <text:p>126.165</text:p>
          </table:table-cell>
          <table:table-cell table:formula="of:=AVERAGE([.G8];[.F9];[.G10];[.H9])" office:value-type="float" office:value="120.489166666667" calcext:value-type="float">
            <text:p>120.489166666667</text:p>
          </table:table-cell>
          <table:table-cell table:formula="of:=AVERAGE([.G8];[.I8];[.I10];[.G10])" office:value-type="float" office:value="123.581666666667" calcext:value-type="float">
            <text:p>123.581666666667</text:p>
          </table:table-cell>
          <table:table-cell table:formula="of:=AVERAGE([.I8];[.H9];[.I10];[.J9])" office:value-type="float" office:value="133.768333333333" calcext:value-type="float">
            <text:p>133.768333333333</text:p>
          </table:table-cell>
          <table:table-cell table:formula="of:=AVERAGE([.I8];[.K8];[.K10];[.I10])" office:value-type="float" office:value="149.375" calcext:value-type="float">
            <text:p>149.375</text:p>
          </table:table-cell>
          <table:table-cell table:formula="of:=AVERAGE([.K8];[.J9];[.K10])" office:value-type="float" office:value="161.586111111111" calcext:value-type="float">
            <text:p>161.586111111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table:formula="of:=AVERAGE([.C10];[.D9];[.E10])" office:value-type="float" office:value="181.044444444444" calcext:value-type="float">
            <text:p>181.044444444444</text:p>
          </table:table-cell>
          <table:table-cell table:formula="of:=AVERAGE([.C10];[.E8];[.G10])" office:value-type="float" office:value="158.05" calcext:value-type="float">
            <text:p>158.05</text:p>
          </table:table-cell>
          <table:table-cell table:formula="of:=AVERAGE([.E10];[.F9];[.G10])" office:value-type="float" office:value="139.655" calcext:value-type="float">
            <text:p>139.655</text:p>
          </table:table-cell>
          <table:table-cell table:formula="of:=AVERAGE([.C10];[.G6];[.K10];)" office:value-type="float" office:value="134.75" calcext:value-type="float">
            <text:p>134.75</text:p>
          </table:table-cell>
          <table:table-cell table:formula="of:=AVERAGE([.G10];[.H9];[.I10])" office:value-type="float" office:value="135.099444444444" calcext:value-type="float">
            <text:p>135.099444444444</text:p>
          </table:table-cell>
          <table:table-cell table:formula="of:=AVERAGE([.G10];[.I8];[.K10])" office:value-type="float" office:value="146.966666666667" calcext:value-type="float">
            <text:p>146.966666666667</text:p>
          </table:table-cell>
          <table:table-cell table:formula="of:=AVERAGE([.I10];[.J9];[.K10])" office:value-type="float" office:value="162.447222222222" calcext:value-type="float">
            <text:p>162.44722222222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17:22.106256886</meta:creation-date>
    <dc:date>2020-05-18T15:56:17.780751439</dc:date>
    <meta:editing-duration>PT15M5S</meta:editing-duration>
    <meta:editing-cycles>1</meta:editing-cycles>
    <meta:document-statistic meta:table-count="1" meta:cell-count="108" meta:object-count="0"/>
    <meta:generator>LibreOffice/6.0.7.3$Linux_X86_64 LibreOffice_project/00m0$Build-3</meta:generator>
  </office:meta>
</office:document-meta>
</file>